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0f4798" officeooo:paragraph-rsid="000f4798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f4798" officeooo:paragraph-rsid="000f479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f4798" officeooo:paragraph-rsid="000fbfb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fbfbc" officeooo:paragraph-rsid="000fbfb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00b73" officeooo:paragraph-rsid="00100b7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normal" officeooo:rsid="000f4798" officeooo:paragraph-rsid="000f479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fbfbc" officeooo:paragraph-rsid="000fbfb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fbfbc" officeooo:paragraph-rsid="00100b73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0b73" style:font-weight-asian="normal" style:font-weight-complex="normal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000000" loext:opacity="100%" fo:font-weight="normal" officeooo:rsid="000fbfbc" style:font-weight-asian="normal" style:font-weight-complex="normal"/>
    </style:style>
    <style:style style:name="T7" style:family="text">
      <style:text-properties fo:color="#000000" loext:opacity="100%" officeooo:rsid="000fbfb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00b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PHP ALURA – INTRODUÇÃO AO PHP</text:p>
      <text:p text:style-name="P1"/>
      <text:p text:style-name="P1"/>
      <text:p text:style-name="P2">INSTALAR O PHP:</text:p>
      <text:p text:style-name="P2"><text:tab/></text:p>
      <text:p text:style-name="P6"><text:tab/><text:span text:style-name="T3">Baixar a versão mais nova, descompactar o arquivo em uma pasta no C:, ir até as variáveis de ambiente e adicionar a pasta no </text:span><text:span text:style-name="T4">PATH.</text:span></text:p>
      <text:p text:style-name="P6"><text:span text:style-name="T4"/></text:p>
      <text:p text:style-name="P6"><text:span text:style-name="T4"/></text:p>
      <text:p text:style-name="P6"><text:span text:style-name="T4"><text:tab/>PHP.INI</text:span><text:span text:style-name="T8"> </text:span><text:span text:style-name="T4">→</text:span><text:span text:style-name="T8"> </text:span><text:span text:style-name="T3">Contém diversas configurações do PHP, como quais extensões vem habilitadas, como se conectar com o banco de dados específico, manipular algum tipo de dado, etc. </text:span></text:p>
      <text:p text:style-name="P6"><text:tab/><text:tab/><text:span text:style-name="T3">Escolher entre </text:span><text:span text:style-name="T4">development</text:span><text:span text:style-name="T3"> ou </text:span><text:span text:style-name="T4">production</text:span><text:span text:style-name="T3"> e renomear para php.ini.</text:span></text:p>
      <text:p text:style-name="P6"/>
      <text:p text:style-name="P6"/>
      <text:p text:style-name="P6"/>
      <text:p text:style-name="P4">ALGUNS COMANDOS:</text:p>
      <text:p text:style-name="P4"/>
      <text:p text:style-name="P2"><text:tab/><text:span text:style-name="T3">PHP -A</text:span> <text:span text:style-name="T3">→</text:span> <text:span text:style-name="T5">Abre terminal interativo.</text:span></text:p>
      <text:p text:style-name="P2"><text:span text:style-name="T5"/></text:p>
      <text:p text:style-name="P2"><text:span text:style-name="T5"><text:tab/>No final de cada comando, colocar </text:span><text:span text:style-name="T3">; (ponto e virgula).</text:span></text:p>
      <text:p text:style-name="P2"/>
      <text:p text:style-name="P2"><text:tab/><text:span text:style-name="T3">VAR_DUMP() →</text:span><text:span text:style-name="T5"> Mostra array com mais detalhes</text:span></text:p>
      <text:p text:style-name="P2"><text:span text:style-name="T5"><text:tab/></text:span><text:span text:style-name="T3">PRINT_R() </text:span><text:span text:style-name="T5">→ Mostra array com menos detalhes</text:span></text:p>
      <text:p text:style-name="P2"><text:span text:style-name="T5"/></text:p>
      <text:p text:style-name="P2"><text:span text:style-name="T5"><text:tab/></text:span><text:span text:style-name="T3">QUIT</text:span><text:span text:style-name="T5"> → Sair do PHP</text:span></text:p>
      <text:p text:style-name="P2"><text:span text:style-name="T5"/></text:p>
      <text:p text:style-name="P2"><text:span text:style-name="T5"><text:tab/></text:span><text:span text:style-name="T3">// </text:span><text:span text:style-name="T6">ou </text:span><text:span text:style-name="T7">/* */ →</text:span><text:span text:style-name="T6"> Adicionar comentários</text:span></text:p>
      <text:p text:style-name="P3"><text:span text:style-name="T5"><text:tab/></text:span></text:p>
      <text:p text:style-name="P3"><text:span text:style-name="T6"><text:tab/></text:span><text:span text:style-name="T7">$var →</text:span><text:span text:style-name="T6"> Declarar uma variável</text:span></text:p>
      <text:p text:style-name="P3"><text:span text:style-name="T6"><text:tab/></text:span></text:p>
      <text:p text:style-name="P3"><text:span text:style-name="T6"><text:tab/></text:span><text:span text:style-name="T7">. (ponto) → </text:span><text:span text:style-name="T6">Concatenação </text:span></text:p>
      <text:p text:style-name="P3"><text:span text:style-name="T6"><text:tab/><text:tab/>Exemplo:</text:span></text:p>
      <text:p text:style-name="P3"><text:span text:style-name="T6"><text:tab/><text:tab/><text:tab/>echo $idade</text:span><text:span text:style-name="T7"> .</text:span><text:span text:style-name="T6"> “\n”;</text:span></text:p>
      <text:p text:style-name="P3"><text:span text:style-name="T6"/></text:p>
      <text:p text:style-name="P3"><text:span text:style-name="T6"><text:tab/></text:span><text:span text:style-name="T7">GETTYPE →</text:span><text:span text:style-name="T6"> Fala o tipo de variável que foi passado por parâmetro.</text:span></text:p>
      <text:p text:style-name="P3"><text:span text:style-name="T6"/></text:p>
      <text:p text:style-name="P3"><text:span text:style-name="T6"><text:tab/></text:span><text:span text:style-name="T7">‘ ‘ →</text:span><text:span text:style-name="T6"> Aspas simples não lê variáveis, necessita concatenar.</text:span><text:span text:style-name="T7"> Aspas simples lê tudo como strings.</text:span></text:p>
      <text:p text:style-name="P3"><text:span text:style-name="T7"/></text:p>
      <text:p text:style-name="P3"><text:span text:style-name="T7"><text:tab/>“ “ → </text:span><text:span text:style-name="T6">Aspas duplas não necessita de concatenação.</text:span></text:p>
      <text:p text:style-name="P3"><text:span text:style-name="T6"/></text:p>
      <text:p text:style-name="P3"><text:span text:style-name="T6"><text:tab/></text:span><text:span text:style-name="T7">“\n” →</text:span><text:span text:style-name="T6"> Quebra linha <text:tab/>|<text:tab/></text:span><text:span text:style-name="T7">.PHP_EOL == “\n”</text:span></text:p>
      <text:p text:style-name="P3"><text:span text:style-name="T7"/></text:p>
      <text:p text:style-name="P3"><text:span text:style-name="T7"><text:tab/>“\t” → </text:span><text:span text:style-name="T6">Parágrafo</text:span></text:p>
      <text:p text:style-name="P3"><text:span text:style-name="T6"/></text:p>
      <text:p text:style-name="P3"><text:span text:style-name="T6"><text:tab/></text:span><text:span text:style-name="T7">|| </text:span><text:span text:style-name="T6">ou</text:span><text:span text:style-name="T7"> OR → </text:span><text:span text:style-name="T6">OU</text:span></text:p>
      <text:p text:style-name="P3"><text:span text:style-name="T6"><text:tab/></text:span><text:span text:style-name="T7">&amp;&amp; </text:span><text:span text:style-name="T6">ou </text:span><text:span text:style-name="T7">AND → </text:span><text:span text:style-name="T6">AND</text:span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oft-page-break/><text:span text:style-name="T6"><text:tab/>Exemplo:</text:span></text:p>
      <text:p text:style-name="P3"><text:span text:style-name="T6"><text:tab/></text:span></text:p>
      <text:p text:style-name="P3"><text:span text:style-name="T6"><text:tab/><text:tab/></text:span><text:span text:style-name="T7">$var</text:span><text:span text:style-name="T6"> = 1;</text:span></text:p>
      <text:p text:style-name="P3"><text:span text:style-name="T6"/></text:p>
      <text:p text:style-name="P3"><text:span text:style-name="T6"><text:tab/><text:tab/></text:span><text:span text:style-name="T7">while</text:span><text:span text:style-name="T6"> ($var &lt;10) {</text:span></text:p>
      <text:p text:style-name="P3"><text:span text:style-name="T6"><text:tab/><text:tab/>$var++;</text:span></text:p>
      <text:p text:style-name="P3"><text:span text:style-name="T6"><text:tab/><text:tab/>}<text:tab/></text:span></text:p>
      <text:p text:style-name="P3"><text:span text:style-name="T6"/></text:p>
      <text:p text:style-name="P3"><text:span text:style-name="T6"><text:tab/>Ou:</text:span></text:p>
      <text:p text:style-name="P3"><text:span text:style-name="T6"><text:tab/><text:tab/></text:span><text:span text:style-name="T7">for </text:span><text:span text:style-name="T6">($i = 0 ; $i &lt; 10 ; i++) {</text:span></text:p>
      <text:p text:style-name="P3"><text:span text:style-name="T6"><text:tab/><text:tab/>condição<text:tab/></text:span></text:p>
      <text:p text:style-name="P3"><text:span text:style-name="T6"><text:tab/><text:tab/>}</text:span></text:p>
      <text:p text:style-name="P2"><text:tab/></text:p>
      <text:p text:style-name="P3"><text:tab/><text:tab/><text:span text:style-name="T7">continue; →</text:span><text:span text:style-name="T6"> Continua o código dependendo da aplicação</text:span></text:p>
      <text:p text:style-name="P3"><text:span text:style-name="T6"/></text:p>
      <text:p text:style-name="P3"><text:span text:style-name="T6"><text:tab/><text:tab/></text:span><text:span text:style-name="T7">break; → </text:span><text:span text:style-name="T6">Para o código dependendo da aplicação</text:span></text:p>
      <text:p text:style-name="P3"><text:span text:style-name="T6"/></text:p>
      <text:p text:style-name="P3"><text:span text:style-name="T6"/></text:p>
      <text:p text:style-name="P3"><text:span text:style-name="T6"><text:tab/>Exemploasd</text:span></text:p>
      <text:p text:style-name="P4"><text:span text:style-name="T5"><text:tab/></text:span></text:p>
      <text:p text:style-name="P4"><text:span text:style-name="T5"><text:tab/><text:tab/>if ($i &lt; 0) {</text:span></text:p>
      <text:p text:style-name="P4"><text:span text:style-name="T5"><text:tab/><text:tab/>condição</text:span></text:p>
      <text:p text:style-name="P4"><text:span text:style-name="T5"><text:tab/><text:tab/>}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OPERADORES DE COMPARAÇÃO:</text:p>
      <text:p text:style-name="P4"/>
      <text:p text:style-name="P4"><text:tab/><text:span text:style-name="T3">=<text:tab/><text:tab/></text:span></text:p>
      <text:p text:style-name="P7"><text:tab/>!=<text:tab/><text:tab/></text:p>
      <text:p text:style-name="P7"><text:tab/>==<text:tab/></text:p>
      <text:p text:style-name="P7"><text:tab/>===</text:p>
      <text:p text:style-name="P7"><text:tab/>&lt; &gt;</text:p>
      <text:p text:style-name="P7"><text:tab/>&lt;</text:p>
      <text:p text:style-name="P7"><text:tab/>&lt;=</text:p>
      <text:p text:style-name="P7"><text:tab/>&gt;</text:p>
      <text:p text:style-name="P7"><text:tab/>&gt;=</text:p>
      <text:p text:style-name="P7"><text:tab/>&lt;=&gt;</text:p>
      <text:p text:style-name="P7"/>
      <text:p text:style-name="P7"/>
      <text:p text:style-name="P7"/>
      <text:p text:style-name="P4">OPERADORES LÓGICOS:</text:p>
      <text:p text:style-name="P4"/>
      <text:p text:style-name="P4"><text:tab/><text:span text:style-name="T3">&amp;&amp; </text:span><text:span text:style-name="T5">ou</text:span><text:span text:style-name="T3"> AND → </text:span><text:span text:style-name="T5">AND</text:span></text:p>
      <text:p text:style-name="P4"><text:span text:style-name="T5"><text:tab/></text:span></text:p>
      <text:p text:style-name="P4"><text:span text:style-name="T5"><text:tab/></text:span><text:span text:style-name="T3">||</text:span><text:span text:style-name="T5"> ou </text:span><text:span text:style-name="T3">OR → </text:span><text:span text:style-name="T5">OU</text:span></text:p>
      <text:p text:style-name="P4"><text:span text:style-name="T5"><text:tab/></text:span></text:p>
      <text:p text:style-name="P7"><text:tab/>XOR → <text:span text:style-name="T1">Exclusivo</text:span></text:p>
      <text:p text:style-name="P7"><text:span text:style-name="T1"><text:tab/><text:tab/>0 <text:s text:c="2"/>0 = 0</text:span></text:p>
      <text:p text:style-name="P7"><text:span text:style-name="T1"><text:tab/><text:tab/>0 <text:s text:c="2"/>1 = 1</text:span></text:p>
      <text:p text:style-name="P7"><text:span text:style-name="T1"><text:tab/><text:tab/>1 <text:s text:c="2"/>0 = 1</text:span></text:p>
      <text:p text:style-name="P7"><text:span text:style-name="T1"><text:tab/><text:tab/>1 <text:s text:c="2"/>1 = 0</text:span></text:p>
      <text:p text:style-name="P7"><text:soft-page-break/><text:span text:style-name="T1"><text:tab/></text:span>FOREACH<text:span text:style-name="T1"> </text:span>($array AS $valor) → <text:span text:style-name="T2">Para cada item do array, ele atribui na variável $valor</text:span></text:p>
      <text:p text:style-name="P7"><text:span text:style-name="T2"/></text:p>
      <text:p text:style-name="P7"><text:span text:style-name="T2"><text:tab/>Exemplo:</text:span></text:p>
      <text:p text:style-name="P7"><text:span text:style-name="T2"><text:tab/><text:tab/></text:span><text:span text:style-name="T9">FOREACH</text:span><text:span text:style-name="T2"> ($array AS $indice =&gt; $valor)</text:span></text:p>
      <text:p text:style-name="P7"><text:span text:style-name="T2"/></text:p>
      <text:p text:style-name="P7"><text:span text:style-name="T2"><text:tab/>Ou:</text:span></text:p>
      <text:p text:style-name="P7"><text:span text:style-name="T2"><text:tab/><text:tab/></text:span><text:span text:style-name="T9">FOREACH </text:span><text:span text:style-name="T2">($array [“indice”] AS $subindice =&gt; $valor);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5"><text:span text:style-name="T9">F</text:span>UNCTION:</text:p>
      <text:p text:style-name="P7"><text:span text:style-name="T2"><text:tab/></text:span></text:p>
      <text:p text:style-name="P8"><text:span text:style-name="T2"><text:tab/>function calcularMedia ($nome, $n1, $n2, $n3, $n4) {</text:span></text:p>
      <text:p text:style-name="P8"><text:span text:style-name="T2"/></text:p>
      <text:p text:style-name="P8"><text:span text:style-name="T2"><text:tab/><text:tab/>$media = ($n1, $n2, $n3, $n4) / 4;</text:span></text:p>
      <text:p text:style-name="P8"><text:span text:style-name="T2"/></text:p>
      <text:p text:style-name="P8"><text:span text:style-name="T2"><text:tab/><text:tab/>if ($media &lt; 5) {</text:span></text:p>
      <text:p text:style-name="P8"><text:span text:style-name="T2"><text:tab/><text:tab/><text:tab/></text:span></text:p>
      <text:p text:style-name="P8"><text:span text:style-name="T2"><text:tab/><text:tab/><text:tab/>echo “</text:span><text:span text:style-name="T9">$nome</text:span><text:span text:style-name="T2"> foi reprovado com média </text:span><text:span text:style-name="T9">$media</text:span><text:span text:style-name="T2">”;</text:span></text:p>
      <text:p text:style-name="P8"><text:span text:style-name="T2"><text:tab/><text:tab/>} else {</text:span></text:p>
      <text:p text:style-name="P8"><text:span text:style-name="T2"><text:tab/><text:tab/><text:tab/></text:span></text:p>
      <text:p text:style-name="P8"><text:span text:style-name="T2"><text:tab/><text:tab/><text:tab/>echo “$nome” foi aprovado com a média </text:span><text:span text:style-name="T9">$media;</text:span></text:p>
      <text:p text:style-name="P8"><text:span text:style-name="T2"><text:tab/><text:tab/>}</text:span></text:p>
      <text:p text:style-name="P8"><text:span text:style-name="T2"><text:tab/>}</text:span></text:p>
      <text:p text:style-name="P8"><text:span text:style-name="T2"/></text:p>
      <text:p text:style-name="P8"><text:span text:style-name="T2"><text:tab/></text:span><text:span text:style-name="T9">calcularMedia</text:span><text:span text:style-name="T2"> (“Elbert”, 4, 7, 9, 10);</text:span></text:p>
      <text:p text:style-name="P7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9:42:11.044439464</meta:creation-date>
    <dc:date>2023-04-19T20:26:52.222822937</dc:date>
    <meta:editing-duration>PT14M</meta:editing-duration>
    <meta:editing-cycles>1</meta:editing-cycles>
    <meta:document-statistic meta:table-count="0" meta:image-count="0" meta:object-count="0" meta:page-count="3" meta:paragraph-count="84" meta:word-count="357" meta:character-count="1941" meta:non-whitespace-character-count="1525"/>
    <meta:generator>LibreOffice/7.3.7.2$Linux_X86_64 LibreOffice_project/30$Build-2</meta:generator>
  </office:meta>
</office:document-meta>
</file>